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MT" svg:font-family="ArialMT"/>
    <style:font-face style:name="Cambria" svg:font-family="Cambria"/>
    <style:font-face style:name="Times" svg:font-family="Times"/>
    <style:font-face style:name="TimesNewRomanPS" svg:font-family="TimesNewRomanPS"/>
    <style:font-face style:name="TimesNewRomanPSMT" svg:font-family="TimesNewRomanPSMT"/>
    <style:font-face style:name="Lucida Sans1" svg:font-family="'Lucida Sans'" style:font-family-generic="swiss"/>
    <style:font-face style:name="Cambria1" svg:font-family="Cambri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Text_20_body">
      <style:text-properties style:font-name="Cambria1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Cambria1" fo:font-size="12pt" style:font-size-asian="12pt" style:font-size-complex="12pt"/>
    </style:style>
    <style:style style:name="P4" style:family="paragraph" style:parent-style-name="Text_20_body">
      <style:text-properties style:font-name="Cambria1" fo:font-size="12pt" officeooo:paragraph-rsid="0022479e" style:font-size-asian="12pt" style:font-size-complex="12pt"/>
    </style:style>
    <style:style style:name="P5" style:family="paragraph" style:parent-style-name="Text_20_body" style:list-style-name="L18">
      <style:text-properties style:font-name="Cambria1" fo:font-size="12pt" officeooo:paragraph-rsid="0022479e" style:font-size-asian="12pt" style:font-size-complex="12pt"/>
    </style:style>
    <style:style style:name="P6" style:family="paragraph" style:parent-style-name="Text_20_body">
      <style:text-properties style:font-name="Cambria1" fo:font-size="12pt" officeooo:paragraph-rsid="0022aedc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style:font-name="Cambria1" fo:font-size="12pt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use-window-font-color="true" style:font-name="Cambria1" fo:font-size="12pt" fo:font-style="normal" fo:font-weight="normal" officeooo:rsid="0022479e" officeooo:paragraph-rsid="0022479e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 style:list-style-name="L17">
      <style:text-properties officeooo:paragraph-rsid="0022479e"/>
    </style:style>
    <style:style style:name="P10" style:family="paragraph">
      <style:paragraph-properties fo:text-align="start"/>
      <style:text-properties style:text-line-through-style="none" style:text-line-through-type="none" fo:font-family="Cambria" style:font-style-name="Regular" style:font-pitch="variable" fo:font-size="12pt" fo:font-style="normal" style:text-underline-style="none" fo:font-weight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479e" style:font-weight-asian="bold" style:font-weight-complex="bold"/>
    </style:style>
    <style:style style:name="T4" style:family="text">
      <style:text-properties fo:font-style="italic"/>
    </style:style>
    <style:style style:name="T5" style:family="text">
      <style:text-properties fo:font-style="italic" fo:font-weight="bold"/>
    </style:style>
    <style:style style:name="T6" style:family="text">
      <style:text-properties officeooo:rsid="0022479e"/>
    </style:style>
    <style:style style:name="T7" style:family="text">
      <style:text-properties style:font-name="Cambria1" fo:font-size="12pt" style:font-size-asian="12pt" style:font-size-complex="12pt"/>
    </style:style>
    <style:style style:name="T8" style:family="text">
      <style:text-properties style:font-name="Cambria1" fo:font-size="12pt" officeooo:rsid="0022479e" style:font-size-asian="12pt" style:font-size-complex="12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style-complex="normal"/>
    </style:style>
    <style:style style:name="T11" style:family="text">
      <style:text-properties fo:font-style="normal" fo:font-weight="bold" officeooo:rsid="0022aedc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Pass" form:control-implementation="ooo:com.sun.star.form.component.CheckBox" xml:id="control1" form:id="control1" form:label="Pas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onditional Pass" form:control-implementation="ooo:com.sun.star.form.component.CheckBox" xml:id="control2" form:id="control2" form:label="Conditional Pas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ail" form:control-implementation="ooo:com.sun.star.form.component.CheckBox" xml:id="control3" form:id="control3" form:label="Fail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vital Sternin Comprehensive Exam</text:p>
      <text:p text:style-name="P8">First Draft Evaluation</text:p>
      <text:p text:style-name="P3">Please complete this form along with feedback to the student <text:span text:style-name="T6">by</text:span><text:span text:style-name="T3"> April</text:span><text:span text:style-name="T2"> </text:span><text:span text:style-name="T1">3, 2017. </text:span></text:p>
      <text:p text:style-name="P4">Evaluation completed by: <draw:control text:anchor-type="as-char" draw:z-index="3" draw:name="Shape2" draw:style-name="gr2" draw:text-style-name="P10" svg:width="5.908cm" svg:height="0.81cm" draw:control="control4"/></text:p>
      <text:p text:style-name="P2"><text:s/></text:p>
      <text:p text:style-name="P6"><text:span text:style-name="T10">OVERALL EVALUATION </text:span><text:span text:style-name="T11">OF FIRST DRAFT</text:span><text:span text:style-name="T10">: </text:span><text:span text:style-name="T4"><text:line-break/></text:span><text:span text:style-name="T4"><draw:control text:anchor-type="as-char" draw:z-index="0" draw:name="Shape1" draw:style-name="gr1" draw:text-style-name="P10" svg:width="1.534cm" svg:height="0.563cm" draw:control="control1"/></text:span><text:span text:style-name="T4"><draw:control text:anchor-type="as-char" draw:z-index="1" draw:name="Shape1" draw:style-name="gr1" draw:text-style-name="P10" svg:width="3.716cm" svg:height="0.563cm" draw:control="control2"/></text:span><text:span text:style-name="T4"><draw:control text:anchor-type="as-char" draw:z-index="2" draw:name="Shape1" draw:style-name="gr1" draw:text-style-name="P10" svg:width="1.327cm" svg:height="0.563cm" draw:control="control3"/></text:span></text:p>
      <text:p text:style-name="P4">A <text:span text:style-name="T3">pass </text:span>indicates:<text:line-break/>(1) the paper makes a <text:span text:style-name="T4">substantive and original contribution to knowledge </text:span>in the content area covered; and<text:line-break/>(2) the overall quality of the paper is at a level that the paper <text:span text:style-name="T9">would be seriously considered for publication; that is, revise and resubmit.</text:span></text:p>
      <text:p text:style-name="P4">A <text:span text:style-name="T3">conditional pass</text:span> meets one, but not both, of the requirements stated above necessary for a “Pass”. </text:p>
      <text:p text:style-name="P4">A <text:span text:style-name="T3">fail </text:span>reflects a paper that would receive an outright <text:span text:style-name="T6">rejection</text:span>, if it were submitted to a journal for publication.<text:line-break/></text:p>
      <text:p text:style-name="P2"><text:span text:style-name="T5">COMPONENTS: </text:span><text:span text:style-name="T1">Please provide comments on the paper with respect to the following: </text:span></text:p>
      <text:p text:style-name="P4">Presentation <text:span text:style-name="T6">i</text:span>ssues </text:p>
      <text:list xml:id="list4761964728305917252" text:style-name="L17">
        <text:list-item>
          <text:p text:style-name="P9"><text:span text:style-name="T7">Organization of </text:span><text:span text:style-name="T8">p</text:span><text:span text:style-name="T7">aper </text:span></text:p>
        </text:list-item>
        <text:list-item>
          <text:p text:style-name="P9"><text:span text:style-name="T7">Clarity of </text:span><text:span text:style-name="T8">w</text:span><text:span text:style-name="T7">riting </text:span></text:p>
        </text:list-item>
        <text:list-item>
          <text:p text:style-name="P9"><text:span text:style-name="T7">Length of </text:span><text:span text:style-name="T8">p</text:span><text:span text:style-name="T7">aper </text:span></text:p>
        </text:list-item>
      </text:list>
      <text:p text:style-name="P2">Content <text:span text:style-name="T6">i</text:span>ssues </text:p>
      <text:list xml:id="list8670205462330428262" text:style-name="L18">
        <text:list-item>
          <text:p text:style-name="P5">Clear and <text:span text:style-name="T6">b</text:span>alanced <text:span text:style-name="T6">c</text:span>overage of <text:span text:style-name="T6">r</text:span>elevant <text:span text:style-name="T6">l</text:span>iterature(s)</text:p>
        </text:list-item>
        <text:list-item>
          <text:p text:style-name="P5">Well-articulated and <text:span text:style-name="T6">p</text:span>ersuasive <text:span text:style-name="T6">p</text:span>resentation </text:p>
        </text:list-item>
        <text:list-item>
          <text:p text:style-name="P5">Demonstration of <text:span text:style-name="T6">c</text:span>ritical and <text:span text:style-name="T6">s</text:span>cientific <text:span text:style-name="T6">t</text:span>hinking <text:span text:style-name="T6">t</text:span>hroughout the <text:span text:style-name="T6">p</text:span>aper </text:p>
        </text:list-item>
      </text:list>
      <text:p text:style-name="P2">Overall <text:span text:style-name="T6">t</text:span>heoretical and <text:span text:style-name="T6">s</text:span>cientific <text:span text:style-name="T6">c</text:span>ontribution of <text:span text:style-name="T6">p</text:span>aper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MT" svg:font-family="ArialMT"/>
    <style:font-face style:name="Cambria" svg:font-family="Cambria"/>
    <style:font-face style:name="Times" svg:font-family="Times"/>
    <style:font-face style:name="TimesNewRomanPS" svg:font-family="TimesNewRomanPS"/>
    <style:font-face style:name="TimesNewRomanPSMT" svg:font-family="TimesNewRomanPSMT"/>
    <style:font-face style:name="Lucida Sans1" svg:font-family="'Lucida Sans'" style:font-family-generic="swiss"/>
    <style:font-face style:name="Cambria1" svg:font-family="Cambri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09:38:05.311099000</meta:creation-date>
    <dc:date>2017-03-14T11:44:10.803692000</dc:date>
    <meta:editing-duration>PT39M24S</meta:editing-duration>
    <meta:editing-cycles>10</meta:editing-cycles>
    <meta:generator>LibreOffice/5.2.5.1$MacOSX_X86_64 LibreOffice_project/0312e1a284a7d50ca85a365c316c7abbf20a4d22</meta:generator>
    <dc:creator>A Sternin</dc:creator>
    <meta:document-statistic meta:table-count="0" meta:image-count="0" meta:object-count="0" meta:page-count="1" meta:paragraph-count="19" meta:word-count="169" meta:character-count="1084" meta:non-whitespace-character-count="923"/>
  </office:meta>
</office:document-meta>
</file>